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406d2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T1" style:family="text">
      <style:text-properties officeooo:rsid="0016d67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Where will your internship take place?</text:span><text:line-break/>My internship will take place in Eysines, near my home, at the company Tetelec Bordeaux. It is a telecommunications company that provides IT solutions and services to businesses.</text:p>
      <text:p text:style-name="Text_20_body"><text:span text:style-name="Strong_20_Emphasis">What will you be in charge of?</text:span><text:line-break/>I will be in charge of preparing computers for companies, which includes installing and configuring devices to make them ready for use.</text:p>
      <text:p text:style-name="Text_20_body"><text:span text:style-name="Strong_20_Emphasis">What do you hope to gain from this internship?</text:span><text:line-break/>I hope to gain real experience in IT, improve my technical skills, expand my vocabulary, and make professional contacts. It is also a good opportunity to apply what I have learned in class and see how IT solutions are implemented in a professional environment.</text:p>
      <text:p text:style-name="Text_20_body"><text:span text:style-name="Strong_20_Emphasis">What are the 3-4 skills you are proficient at and those you expect to develop during your internship?</text:span></text:p>
      <text:p text:style-name="Text_20_body">I am good at setting up computers, configuring IP addresses, and securing networks. But during my internship, I want to improve my IT deployment skills, learn how to communicate better with clients and colleagues, and gain real work experience by working full-tim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Strong_20_Emphasis">Où va avoir lieu ton stage ?</text:span><text:line-break/>Mon stage va avoir lieu à Eysines, près de chez moi, dans l’entreprise Tetelec Bordeaux. C'est une entreprise de télécommunications qui fournit des solutions et des services informatiques aux entreprises.</text:p>
      <text:p text:style-name="Text_20_body"><text:soft-page-break/><text:span text:style-name="Strong_20_Emphasis">De quoi seras-tu en charge ?</text:span><text:line-break/>Je vais être en charge de la préparation des ordinateurs pour les entreprises, ce qui inclut l’installation et la configuration des appareils afin qu’ils soient prêts à l’emploi.</text:p>
      <text:p text:style-name="Text_20_body"><text:span text:style-name="Strong_20_Emphasis">Qu’espères-tu tirer de ce stage ?</text:span><text:line-break/>J’espère acquérir de l’expérience concrète en informatique, améliorer mes compétences techniques et <text:span text:style-name="T1">d’améliorer mon vocabulaires et aussi de me faire des contacts</text:span>. C’est aussi une bonne opportunité d’appliquer ce que j’ai appris en cours et de voir comment les solutions informatiques sont mises en place dans un environnement professionnel.</text:p>
      <text:p text:style-name="Text_20_body"><text:span text:style-name="Strong_20_Emphasis">Quelles sont les 3-4 compétences que tu maîtrises déjà et celles que tu espères développer durant ton stage ?</text:span></text:p>
      <text:list text:style-name="L1">
        <text:list-item>
          <text:p text:style-name="P3"><text:span text:style-name="Strong_20_Emphasis">Compétences maîtrisées :</text:span> Installation de base des ordinateurs, <text:span text:style-name="T1">adressage ip</text:span>, configuration réseau, <text:span text:style-name="T1">sécuriser un environnement</text:span>.</text:p>
        </text:list-item>
        <text:list-item>
          <text:p text:style-name="P3"><text:span text:style-name="Strong_20_Emphasis">Compétences à développer :</text:span> Gestion avancée des déploiements informatiques, communication avec les clients ou collègues, <text:span text:style-name="T1">apprendre de nouvelle chose lié à l’informatique et aussi avoir un vrai métier car je serais en 35H</text:span>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7:23:56.447505115</meta:creation-date>
    <dc:date>2025-03-31T15:50:40.126142262</dc:date>
    <meta:editing-duration>PT37M</meta:editing-duration>
    <meta:editing-cycles>2</meta:editing-cycles>
    <meta:generator>LibreOffice/24.8.4.2$MacOSX_AARCH64 LibreOffice_project/bb3cfa12c7b1bf994ecc5649a80400d06cd71002</meta:generator>
    <meta:document-statistic meta:table-count="0" meta:image-count="0" meta:object-count="0" meta:page-count="2" meta:paragraph-count="11" meta:word-count="371" meta:character-count="2327" meta:non-whitespace-character-count="1969"/>
  </office:meta>
</office:document-meta>
</file>